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n command in hex</text:p>
          </table:table-cell>
          <table:table-cell/>
        </table:table-row>
        <table:table-row table:style-name="ro1">
          <table:table-cell office:value-type="string" calcext:value-type="string">
            <text:p>7e</text:p>
          </table:table-cell>
          <table:table-cell table:formula="of:=HEX2DEC([.A2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table:formula="of:=HEX2DEC([.A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formula="of:=HEX2DEC([.A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table:formula="of:=HEX2DEC([.A5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6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7f</text:p>
          </table:table-cell>
          <table:table-cell table:formula="of:=HEX2DEC([.A7])"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 command in hex</text:p>
          </table:table-cell>
          <table:table-cell/>
        </table:table-row>
        <table:table-row table:style-name="ro1">
          <table:table-cell office:value-type="string" calcext:value-type="string">
            <text:p>7e</text:p>
          </table:table-cell>
          <table:table-cell table:formula="of:=HEX2DEC([.A10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table:formula="of:=HEX2DEC([.A1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formula="of:=HEX2DEC([.A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formula="of:=HEX2DEC([.A13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HEX2DEC([.A14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7f</text:p>
          </table:table-cell>
          <table:table-cell table:formula="of:=HEX2DEC([.A15])"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02:12.053922989</meta:creation-date>
    <dc:date>2020-03-17T20:04:35.254918281</dc:date>
    <meta:editing-duration>PT52M13S</meta:editing-duration>
    <meta:editing-cycles>3</meta:editing-cycles>
    <meta:generator>LibreOffice/6.0.7.3$Linux_X86_64 LibreOffice_project/00m0$Build-3</meta:generator>
    <meta:document-statistic meta:table-count="1" meta:cell-count="26" meta:object-count="0"/>
  </office:meta>
</office:document-meta>
</file>